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paragraph-properties fo:text-align="center" style:justify-single-word="false"/>
      <style:text-properties fo:font-size="20pt" style:font-size-asian="20pt" style:font-size-complex="20pt"/>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text-properties officeooo:rsid="00079d1f" officeooo:paragraph-rsid="00079d1f"/>
    </style:style>
    <style:style style:name="P4" style:family="paragraph" style:parent-style-name="Text_20_body">
      <style:paragraph-properties fo:text-align="start" style:justify-single-word="false"/>
      <style:text-properties officeooo:rsid="0007bbd3" officeooo:paragraph-rsid="0007bbd3"/>
    </style:style>
    <style:style style:name="T1" style:family="text">
      <style:text-properties officeooo:rsid="0007bbd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Ergebnis- <text:span text:style-name="T1">und Gruppenre</text:span>flektion</text:h>
      <text:p text:style-name="P2"/>
      <text:p text:style-name="P3">Im Vergleich zu unseren ursprünglichen Ideen und unserem Expose haben wir leider nicht alle vorgenommenen Punkte verwirklicht. Andererseits ist es aber auch gelungen, etliche Ideen umzusetzen. So enthält unser Programm app.js wie angedacht die vier Kernbereiche ,,Projekte“, ,,user“, ,,Strichliste“ sowie ,,Kommentare“. Allerdings gab für das Innenleben dieser Bereiche teilweise ein Umdenken, beispielsweise <text:span text:style-name="T1">wurden Listen anders als im Vorhinein geplant nicht völlig unabhängig implementiert, sondern an Projekte gekoppelt. Während des Programmierprozesses haben wir es für sinnvoll befunden, Projekte zu Listen zu machen, um eine übersichtlichere Benutzung zu ermöglichen.</text:span></text:p>
      <text:p text:style-name="P4">Nicht gelungen ist es uns allerdings, für einen einzelnen Benutzer personifizierte Kommentare, Strichlisten und Projekte zu erstellen. Es ist am gegenwärtigen Programm also beispielsweise nicht möglich, einer Kommentar-ID einer Projekt-ID zuzuordnen. Weiterhin sind die Hypermedia- Konzepte nach Richardson nicht adäquat berücksichtigt. Diese Mängel wollen wir in den kommenden Wochen unter anderem noch beheben.</text:p>
      <text:p text:style-name="P4">Die Gruppenarbeit verlief insgesamt harmonisch, die Arbeit wurde wie in der Arbeitsmatrix dargelegt fair vertei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21:59:45.459954510</meta:creation-date>
    <dc:date>2016-07-01T22:35:09.882879754</dc:date>
    <meta:editing-duration>PT53S</meta:editing-duration>
    <meta:editing-cycles>1</meta:editing-cycles>
    <meta:document-statistic meta:table-count="0" meta:image-count="0" meta:object-count="0" meta:page-count="1" meta:paragraph-count="4" meta:word-count="158" meta:character-count="1231" meta:non-whitespace-character-count="1077"/>
    <meta:generator>LibreOffice/4.2.8.2$Linux_X86_64 LibreOffice_project/420m0$Build-2</meta:generator>
  </office:meta>
</office:document-meta>
</file>